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8000000F1E03EEB10599A1B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416cm" fo:min-width="1.0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3333"/>
      <style:paragraph-properties fo:text-align="center"/>
    </style:style>
    <style:style style:name="P4" style:family="paragraph">
      <loext:graphic-properties draw:fill="none" draw:fill-color="#ffffff"/>
      <style:text-properties fo:color="#ff3333" style:font-name="DejaVu Sans Mono" fo:font-size="10pt" style:font-size-asian="10pt" style:font-size-complex="10pt"/>
    </style:style>
    <style:style style:name="T1" style:family="text">
      <style:text-properties fo:color="#ff3333"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cm" svg:height="4.39cm" svg:x="4.07cm" svg:y="3.22cm">
          <draw:image xlink:href="Pictures/1000020100000188000000F1E03EEB10599A1BC7.png" xlink:type="simple" xlink:show="embed" xlink:actuate="onLoad">
            <text:p/>
          </draw:image>
        </draw:frame>
        <draw:polyline draw:style-name="gr2" draw:text-style-name="P2" draw:layer="layout" svg:width="2.984cm" svg:height="3.88cm" draw:transform="rotate (0.0996583002888762) translate (5.25150036935895cm 3.61484841039451cm)" svg:viewBox="0 0 2985 3881" draw:points="149,0 0,1493 2985,1791 2776,3881">
          <text:p/>
        </draw:polyline>
        <draw:custom-shape draw:style-name="gr3" draw:text-style-name="P3" draw:layer="layout" svg:width="0.2cm" svg:height="0.2cm" svg:x="5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8.281cm" svg:y="7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56cm" svg:height="0.666cm" svg:x="5.34cm" svg:y="3.2cm">
          <draw:text-box>
            <text:p><text:span text:style-name="T1">P9_42</text:span></text:p>
          </draw:text-box>
        </draw:frame>
        <draw:frame draw:style-name="gr4" draw:text-style-name="P4" draw:layer="layout" svg:width="1.56cm" svg:height="0.666cm" svg:x="6.9cm" svg:y="7cm">
          <draw:text-box>
            <text:p><text:span text:style-name="T1">P8_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8-09-19T19:07:10.958280309</dc:date>
    <meta:editing-duration>PT48M8S</meta:editing-duration>
    <meta:editing-cycles>11</meta:editing-cycles>
    <meta:generator>LibreOffice/5.1.6.2$Linux_X86_64 LibreOffice_project/10m0$Build-2</meta:generator>
    <meta:document-statistic meta:object-count="6"/>
  </office:meta>
</office:document-meta>
</file>